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
      <style:paragraph-properties fo:margin-top="5.6cm" fo:margin-bottom="5.9cm" loext:contextual-spacing="false" fo:orphans="5" fo:widows="5" style:page-number="auto"/>
      <style:text-properties fo:language="fr" fo:country="FR" officeooo:rsid="00007c7c" officeooo:paragraph-rsid="00007c7c"/>
    </style:style>
    <style:style style:name="P2" style:family="paragraph" style:parent-style-name="Heading_20_2">
      <style:paragraph-properties fo:text-align="justify" style:justify-single-word="false" fo:orphans="5" fo:widows="5"/>
      <style:text-properties officeooo:rsid="0002b1d4" officeooo:paragraph-rsid="0002dc44"/>
    </style:style>
    <style:style style:name="P3" style:family="paragraph" style:parent-style-name="Heading_20_2">
      <style:paragraph-properties fo:text-align="justify" style:justify-single-word="false" fo:orphans="5" fo:widows="5"/>
    </style:style>
    <style:style style:name="P4" style:family="paragraph" style:parent-style-name="Heading_20_2">
      <style:paragraph-properties fo:text-align="justify" style:justify-single-word="false" fo:orphans="5" fo:widows="5"/>
      <style:text-properties officeooo:paragraph-rsid="000ae184"/>
    </style:style>
    <style:style style:name="P5" style:family="paragraph" style:parent-style-name="Heading_20_2">
      <style:paragraph-properties fo:text-align="justify" style:justify-single-word="false" fo:orphans="5" fo:widows="5"/>
      <style:text-properties officeooo:paragraph-rsid="0002dc44"/>
    </style:style>
    <style:style style:name="P6" style:family="paragraph" style:parent-style-name="Heading_20_2">
      <style:paragraph-properties fo:text-align="justify" style:justify-single-word="false" fo:orphans="5" fo:widows="5"/>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P7" style:family="paragraph" style:parent-style-name="Heading_20_2">
      <style:paragraph-properties fo:text-align="justify" style:justify-single-word="false" fo:orphans="5" fo:widows="5"/>
      <style:text-properties fo:color="#2a6099" style:font-name="Liberation Serif" fo:font-size="18pt" fo:font-weight="bold" officeooo:paragraph-rsid="0002dc44" style:font-name-asian="NSimSun" style:font-size-asian="18pt" style:font-weight-asian="bold" style:font-name-complex="Arial" style:font-size-complex="18pt" style:font-weight-complex="bold"/>
    </style:style>
    <style:style style:name="P8" style:family="paragraph" style:parent-style-name="Heading_20_2">
      <style:paragraph-properties fo:text-align="justify" style:justify-single-word="false" fo:orphans="5" fo:widows="5"/>
      <style:text-properties fo:color="#2a6099" style:font-name="Liberation Serif" fo:font-size="18pt" fo:font-weight="bold" officeooo:paragraph-rsid="0009f561" style:font-name-asian="NSimSun" style:font-size-asian="18pt" style:font-weight-asian="bold" style:font-name-complex="Arial" style:font-size-complex="18pt" style:font-weight-complex="bold"/>
    </style:style>
    <style:style style:name="P9" style:family="paragraph" style:parent-style-name="Heading_20_2">
      <style:paragraph-properties fo:text-align="justify" style:justify-single-word="false" fo:orphans="5" fo:widows="5"/>
      <style:text-properties fo:color="#2a6099" style:font-name="Liberation Serif" fo:font-size="18pt" fo:font-weight="bold" officeooo:rsid="0002b1d4" officeooo:paragraph-rsid="000ae184" style:font-name-asian="NSimSun" style:font-size-asian="18pt" style:font-weight-asian="bold" style:font-name-complex="Arial" style:font-size-complex="18pt" style:font-weight-complex="bold"/>
    </style:style>
    <style:style style:name="P10" style:family="paragraph" style:parent-style-name="Heading_20_2">
      <style:paragraph-properties fo:text-align="justify" style:justify-single-word="false" fo:orphans="5" fo:widows="5"/>
      <style:text-properties fo:color="#2a6099" officeooo:paragraph-rsid="0002dc44"/>
    </style:style>
    <style:style style:name="P11" style:family="paragraph" style:parent-style-name="Heading_20_2">
      <style:paragraph-properties fo:orphans="5" fo:widows="5"/>
      <style:text-properties officeooo:paragraph-rsid="0009f561"/>
    </style:style>
    <style:style style:name="P12" style:family="paragraph" style:parent-style-name="Heading_20_2">
      <style:paragraph-properties fo:orphans="5" fo:widows="5"/>
      <style:text-properties officeooo:paragraph-rsid="004bc7b9"/>
    </style:style>
    <style:style style:name="P13" style:family="paragraph" style:parent-style-name="Heading_20_2">
      <style:paragraph-properties fo:text-align="justify" style:justify-single-word="false" fo:orphans="5" fo:widows="5"/>
      <style:text-properties fo:color="#ff0000"/>
    </style:style>
    <style:style style:name="P14" style:family="paragraph" style:parent-style-name="Heading_20_2">
      <style:text-properties officeooo:rsid="001b4e84" officeooo:paragraph-rsid="001b4e84"/>
    </style:style>
    <style:style style:name="P15" style:family="paragraph" style:parent-style-name="Heading_20_2">
      <style:text-properties officeooo:paragraph-rsid="00329d54"/>
    </style:style>
    <style:style style:name="P16" style:family="paragraph" style:parent-style-name="Text_20_body">
      <style:paragraph-properties fo:text-align="justify" style:justify-single-word="false" fo:orphans="5" fo:widows="5"/>
      <style:text-properties fo:language="fr" fo:country="FR" officeooo:rsid="00007c7c" officeooo:paragraph-rsid="0002dc44"/>
    </style:style>
    <style:style style:name="P17" style:family="paragraph" style:parent-style-name="Text_20_body">
      <style:paragraph-properties fo:orphans="5" fo:widows="5"/>
      <style:text-properties fo:language="fr" fo:country="FR" officeooo:rsid="00007c7c" officeooo:paragraph-rsid="0009f561"/>
    </style:style>
    <style:style style:name="P18" style:family="paragraph" style:parent-style-name="Text_20_body">
      <style:paragraph-properties fo:text-align="justify" style:justify-single-word="false" fo:orphans="5" fo:widows="5"/>
      <style:text-properties fo:language="fr" fo:country="FR" fo:font-style="italic" style:text-underline-style="none" officeooo:rsid="00007c7c" officeooo:paragraph-rsid="0002dc44" style:font-style-asian="italic" style:font-style-complex="italic"/>
    </style:style>
    <style:style style:name="P19" style:family="paragraph" style:parent-style-name="Text_20_body">
      <style:paragraph-properties fo:text-align="justify" style:justify-single-word="false" fo:orphans="5" fo:widows="5"/>
      <style:text-properties fo:language="fr" fo:country="FR" officeooo:rsid="00120b44" officeooo:paragraph-rsid="00120b44"/>
    </style:style>
    <style:style style:name="P20" style:family="paragraph" style:parent-style-name="Text_20_body">
      <style:paragraph-properties fo:orphans="5" fo:widows="5"/>
      <style:text-properties fo:language="fr" fo:country="FR" officeooo:rsid="002e7bea" officeooo:paragraph-rsid="002e7bea"/>
    </style:style>
    <style:style style:name="P21" style:family="paragraph" style:parent-style-name="Text_20_body">
      <style:paragraph-properties fo:orphans="5" fo:widows="5"/>
      <style:text-properties fo:language="fr" fo:country="FR" officeooo:rsid="004d4ad5" officeooo:paragraph-rsid="004d4ad5"/>
    </style:style>
    <style:style style:name="P22" style:family="paragraph" style:parent-style-name="Text_20_body">
      <style:paragraph-properties fo:text-align="justify" style:justify-single-word="false" fo:orphans="5" fo:widows="5"/>
      <style:text-properties fo:font-size="10pt" fo:font-style="italic" style:text-underline-style="none" officeooo:rsid="00042bf9" officeooo:paragraph-rsid="00042bf9" style:font-size-asian="10pt" style:font-style-asian="italic" style:font-size-complex="10pt" style:font-style-complex="italic"/>
    </style:style>
    <style:style style:name="P23" style:family="paragraph" style:parent-style-name="Text_20_body">
      <style:paragraph-properties fo:text-align="justify" style:justify-single-word="false" fo:orphans="5" fo:widows="5"/>
      <style:text-properties officeooo:rsid="00007c7c" officeooo:paragraph-rsid="00007c7c"/>
    </style:style>
    <style:style style:name="P24" style:family="paragraph" style:parent-style-name="Text_20_body">
      <style:paragraph-properties fo:text-align="justify" style:justify-single-word="false" fo:orphans="5" fo:widows="5"/>
      <style:text-properties officeooo:rsid="00042bf9" officeooo:paragraph-rsid="00042bf9"/>
    </style:style>
    <style:style style:name="P25" style:family="paragraph" style:parent-style-name="Text_20_body">
      <style:paragraph-properties fo:text-align="justify" style:justify-single-word="false" fo:orphans="5" fo:widows="5"/>
      <style:text-properties officeooo:rsid="000b930c" officeooo:paragraph-rsid="000b930c"/>
    </style:style>
    <style:style style:name="P26" style:family="paragraph" style:parent-style-name="Text_20_body">
      <style:paragraph-properties fo:text-align="justify" style:justify-single-word="false" fo:orphans="5" fo:widows="5"/>
      <style:text-properties fo:color="#000000" style:font-name="Liberation Serif" fo:language="fr" fo:country="FR" officeooo:rsid="00007c7c" officeooo:paragraph-rsid="0002dc44"/>
    </style:style>
    <style:style style:name="P27" style:family="paragraph" style:parent-style-name="Text_20_body">
      <style:paragraph-properties fo:text-align="justify" style:justify-single-word="false" fo:orphans="5" fo:widows="5"/>
      <style:text-properties fo:color="#000000" style:font-name="Liberation Serif" fo:language="fr" fo:country="FR" officeooo:rsid="00007c7c" officeooo:paragraph-rsid="000ae184"/>
    </style:style>
    <style:style style:name="P28" style:family="paragraph" style:parent-style-name="Text_20_body">
      <style:paragraph-properties fo:text-align="justify" style:justify-single-word="false" fo:orphans="5" fo:widows="5"/>
      <style:text-properties fo:color="#000000" style:font-name="Liberation Serif" fo:language="fr" fo:country="FR" officeooo:rsid="00007c7c" officeooo:paragraph-rsid="00120b44"/>
    </style:style>
    <style:style style:name="P29" style:family="paragraph" style:parent-style-name="Text_20_body">
      <style:paragraph-properties fo:text-align="justify" style:justify-single-word="false" fo:orphans="5" fo:widows="5"/>
      <style:text-properties fo:color="#000000" style:font-name="Liberation Serif" fo:language="fr" fo:country="FR" officeooo:rsid="00007c7c" officeooo:paragraph-rsid="002ce15d"/>
    </style:style>
    <style:style style:name="P30" style:family="paragraph" style:parent-style-name="Text_20_body">
      <style:paragraph-properties fo:text-align="justify" style:justify-single-word="false" fo:orphans="5" fo:widows="5"/>
      <style:text-properties officeooo:paragraph-rsid="0002dc44"/>
    </style:style>
    <style:style style:name="P31" style:family="paragraph" style:parent-style-name="Text_20_body">
      <style:paragraph-properties fo:text-align="justify" style:justify-single-word="false" fo:orphans="5" fo:widows="5"/>
      <style:text-properties officeooo:paragraph-rsid="001cffce"/>
    </style:style>
    <style:style style:name="P32" style:family="paragraph" style:parent-style-name="Text_20_body">
      <style:text-properties style:font-name="Liberation Serif" officeooo:paragraph-rsid="00170a29"/>
    </style:style>
    <style:style style:name="P33" style:family="paragraph" style:parent-style-name="Text_20_body">
      <style:paragraph-properties fo:text-align="justify" style:justify-single-word="false" fo:orphans="5" fo:widows="5"/>
      <style:text-properties style:font-name="Liberation Serif" officeooo:paragraph-rsid="0002dc44"/>
    </style:style>
    <style:style style:name="P34" style:family="paragraph" style:parent-style-name="Text_20_body">
      <style:paragraph-properties fo:text-align="justify" style:justify-single-word="false" fo:orphans="5" fo:widows="5"/>
      <style:text-properties officeooo:rsid="0001fef5" officeooo:paragraph-rsid="000ae184"/>
    </style:style>
    <style:style style:name="P35" style:family="paragraph" style:parent-style-name="Text_20_body">
      <style:paragraph-properties fo:text-align="justify" style:justify-single-word="false" fo:orphans="5" fo:widows="5"/>
      <style:text-properties fo:font-variant="normal" fo:text-transform="none" fo:color="#000000" style:font-name="Liberation Serif" fo:font-size="12pt" fo:letter-spacing="normal" fo:language="fr" fo:country="FR" fo:font-style="normal" fo:font-weight="normal" officeooo:rsid="00007c7c" officeooo:paragraph-rsid="0002dc44"/>
    </style:style>
    <style:style style:name="P36" style:family="paragraph" style:parent-style-name="Text_20_body">
      <style:paragraph-properties fo:text-align="justify" style:justify-single-word="false" fo:orphans="5" fo:widows="5"/>
      <style:text-properties fo:font-variant="normal" fo:text-transform="none" fo:color="#000000" style:font-name="Liberation Serif" fo:font-size="12pt" fo:letter-spacing="normal" fo:language="fr" fo:country="FR" fo:font-style="normal" fo:font-weight="normal" officeooo:rsid="00007c7c" officeooo:paragraph-rsid="000ae184"/>
    </style:style>
    <style:style style:name="P37" style:family="paragraph" style:parent-style-name="Text_20_body">
      <style:paragraph-properties fo:text-align="justify" style:justify-single-word="false" fo:orphans="5" fo:widows="5"/>
      <style:text-properties fo:font-variant="normal" fo:text-transform="none" fo:color="#000000" style:font-name="Liberation Serif" fo:font-size="12pt" fo:letter-spacing="normal" fo:language="fr" fo:country="FR" fo:font-style="normal" fo:font-weight="normal" officeooo:rsid="00007c7c" officeooo:paragraph-rsid="0009f561"/>
    </style:style>
    <style:style style:name="P38" style:family="paragraph" style:parent-style-name="Text_20_body">
      <style:text-properties fo:font-variant="normal" fo:text-transform="none" fo:color="#000000" style:font-name="Liberation Serif" fo:font-size="12pt" fo:letter-spacing="normal" fo:font-style="normal" fo:font-weight="normal"/>
    </style:style>
    <style:style style:name="P39" style:family="paragraph" style:parent-style-name="Text_20_body">
      <style:text-properties fo:font-variant="normal" fo:text-transform="none" fo:color="#000000" style:font-name="Liberation Serif" fo:font-size="12pt" fo:letter-spacing="normal" fo:font-style="normal" fo:font-weight="normal" officeooo:paragraph-rsid="00170a29"/>
    </style:style>
    <style:style style:name="P40" style:family="paragraph" style:parent-style-name="Text_20_body">
      <style:text-properties fo:font-variant="normal" fo:text-transform="none" fo:color="#000000" style:font-name="Liberation Serif" fo:font-size="12pt" fo:letter-spacing="normal" fo:font-style="normal" fo:font-weight="normal" officeooo:paragraph-rsid="00329d54" style:font-name-asian="NSimSun" style:font-size-asian="18pt" style:font-weight-asian="bold" style:font-name-complex="Arial" style:font-size-complex="18pt" style:font-weight-complex="bold"/>
    </style:style>
    <style:style style:name="P41" style:family="paragraph" style:parent-style-name="Text_20_body">
      <style:text-properties fo:font-variant="normal" fo:text-transform="none" fo:color="#72bf44" style:font-name="Liberation Serif" fo:font-size="18pt" fo:letter-spacing="normal" fo:font-style="normal" fo:font-weight="bold" officeooo:rsid="00329d54" officeooo:paragraph-rsid="00329d54" style:font-name-asian="NSimSun" style:font-size-asian="18pt" style:font-weight-asian="bold" style:font-name-complex="Arial" style:font-size-complex="18pt" style:font-weight-complex="bold"/>
    </style:style>
    <style:style style:name="P42" style:family="paragraph" style:parent-style-name="Text_20_body">
      <style:paragraph-properties fo:text-align="justify" style:justify-single-word="false" fo:orphans="5" fo:widows="5"/>
      <style:text-properties officeooo:paragraph-rsid="002ba764"/>
    </style:style>
    <style:style style:name="P4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style>
    <style:style style:name="P44" style:family="paragraph" style:parent-style-name="Heading_20_1">
      <style:paragraph-properties fo:text-align="justify" style:justify-single-word="false" fo:orphans="5" fo:widows="5"/>
      <style:text-properties officeooo:rsid="00007c7c" officeooo:paragraph-rsid="00007c7c"/>
    </style:style>
    <style:style style:name="P45" style:family="paragraph" style:parent-style-name="Heading_20_2">
      <style:text-properties fo:color="#72bf44"/>
    </style:style>
    <style:style style:name="P46" style:family="paragraph" style:parent-style-name="Heading_20_2">
      <style:paragraph-properties fo:orphans="5" fo:widows="5"/>
      <style:text-properties fo:color="#72bf44" officeooo:rsid="004bc7b9" officeooo:paragraph-rsid="004bc7b9"/>
    </style:style>
    <style:style style:name="P47" style:family="paragraph" style:parent-style-name="Standard">
      <style:paragraph-properties fo:margin-left="0cm" fo:margin-right="0cm" fo:margin-top="0cm" fo:margin-bottom="0cm" loext:contextual-spacing="false" fo:line-height="137%" fo:orphans="2" fo:widows="2" fo:text-indent="0cm" style:auto-text-indent="false"/>
      <style:text-properties fo:font-variant="normal" fo:text-transform="none" fo:color="#000000" style:font-name="Liberation Serif" fo:font-size="12pt" fo:letter-spacing="normal" fo:font-style="normal" fo:font-weight="normal" loext:padding="0cm" loext:border="none"/>
    </style:style>
    <style:style style:name="T1" style:family="text">
      <style:text-properties officeooo:rsid="0001fef5"/>
    </style:style>
    <style:style style:name="T2" style:family="text">
      <style:text-properties officeooo:rsid="0002dc44"/>
    </style:style>
    <style:style style:name="T3" style:family="text">
      <style:text-properties fo:color="#2a6099"/>
    </style:style>
    <style:style style:name="T4" style:family="text">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T5" style:family="text">
      <style:text-properties fo:color="#2a6099" style:font-name="Liberation Serif" fo:font-size="18pt" fo:font-weight="bold" officeooo:rsid="0002dc44" style:font-name-asian="NSimSun" style:font-size-asian="18pt" style:font-weight-asian="bold" style:font-name-complex="Arial" style:font-size-complex="18pt" style:font-weight-complex="bold"/>
    </style:style>
    <style:style style:name="T6" style:family="text">
      <style:text-properties fo:color="#2a6099" style:font-name="Liberation Serif" fo:font-size="18pt" fo:font-weight="bold" officeooo:rsid="0001fef5" style:font-name-asian="NSimSun" style:font-size-asian="18pt" style:font-weight-asian="bold" style:font-name-complex="Arial" style:font-size-complex="18pt" style:font-weight-complex="bold"/>
    </style:style>
    <style:style style:name="T7" style:family="text">
      <style:text-properties fo:color="#2a6099" style:font-name="Liberation Serif" fo:font-size="18pt" fo:font-weight="bold" officeooo:rsid="0009f561" style:font-name-asian="NSimSun" style:font-size-asian="18pt" style:font-weight-asian="bold" style:font-name-complex="Arial" style:font-size-complex="18pt" style:font-weight-complex="bold"/>
    </style:style>
    <style:style style:name="T8" style:family="text">
      <style:text-properties fo:color="#2a6099" style:font-name="Liberation Serif" fo:font-size="18pt" fo:font-weight="bold" officeooo:rsid="002ba764" style:font-name-asian="NSimSun" style:font-size-asian="18pt" style:font-weight-asian="bold" style:font-name-complex="Arial" style:font-size-complex="18pt" style:font-weight-complex="bold"/>
    </style:style>
    <style:style style:name="T9" style:family="text">
      <style:text-properties fo:color="#2a6099" style:font-name="Liberation Serif" fo:font-size="18pt" fo:font-weight="bold" officeooo:rsid="00283462" style:font-name-asian="NSimSun" style:font-size-asian="18pt" style:font-weight-asian="bold" style:font-name-complex="Arial" style:font-size-complex="18pt" style:font-weight-complex="bold"/>
    </style:style>
    <style:style style:name="T10" style:family="text">
      <style:text-properties fo:color="#2a6099" style:font-name="Liberation Serif" fo:font-size="18pt" fo:font-weight="bold" officeooo:rsid="003ee0a7" style:font-name-asian="NSimSun" style:font-size-asian="18pt" style:font-weight-asian="bold" style:font-name-complex="Arial" style:font-size-complex="18pt" style:font-weight-complex="bold"/>
    </style:style>
    <style:style style:name="T11" style:family="text">
      <style:text-properties fo:color="#2a6099" style:font-name="Liberation Serif" fo:font-size="18pt" fo:font-weight="bold" officeooo:rsid="00401465" style:font-name-asian="NSimSun" style:font-size-asian="18pt" style:font-weight-asian="bold" style:font-name-complex="Arial" style:font-size-complex="18pt" style:font-weight-complex="bold"/>
    </style:style>
    <style:style style:name="T12" style:family="text">
      <style:text-properties fo:color="#2a6099" officeooo:rsid="0001fef5"/>
    </style:style>
    <style:style style:name="T13" style:family="text">
      <style:text-properties fo:color="#2a6099" officeooo:rsid="001d8fa6"/>
    </style:style>
    <style:style style:name="T14" style:family="text">
      <style:text-properties fo:color="#2a6099" officeooo:rsid="001d0873"/>
    </style:style>
    <style:style style:name="T15" style:family="text">
      <style:text-properties fo:color="#2a6099" officeooo:rsid="0009f561"/>
    </style:style>
    <style:style style:name="T16" style:family="text">
      <style:text-properties fo:color="#2a6099" officeooo:rsid="003aa5b5"/>
    </style:style>
    <style:style style:name="T17" style:family="text">
      <style:text-properties style:use-window-font-color="true"/>
    </style:style>
    <style:style style:name="T18" style:family="text">
      <style:text-properties style:use-window-font-color="true" style:font-name="Liberation Serif" fo:font-size="18pt" fo:font-weight="bold" style:font-name-asian="NSimSun" style:font-size-asian="18pt" style:font-weight-asian="bold" style:font-name-complex="Arial" style:font-size-complex="18pt" style:font-weight-complex="bold"/>
    </style:style>
    <style:style style:name="T19" style:family="text">
      <style:text-properties style:use-window-font-color="true" style:font-name="Liberation Serif" fo:font-size="18pt" fo:font-weight="bold" officeooo:rsid="0001fef5" style:font-name-asian="NSimSun" style:font-size-asian="18pt" style:font-weight-asian="bold" style:font-name-complex="Arial" style:font-size-complex="18pt" style:font-weight-complex="bold"/>
    </style:style>
    <style:style style:name="T20" style:family="text">
      <style:text-properties style:use-window-font-color="true" style:font-name="Liberation Serif" fo:font-size="18pt" fo:font-weight="bold" officeooo:rsid="001c9818" style:font-name-asian="NSimSun" style:font-size-asian="18pt" style:font-weight-asian="bold" style:font-name-complex="Arial" style:font-size-complex="18pt" style:font-weight-complex="bold"/>
    </style:style>
    <style:style style:name="T21" style:family="text">
      <style:text-properties style:use-window-font-color="true" style:font-name="Liberation Serif" fo:font-size="18pt" fo:font-weight="bold" officeooo:rsid="0002b1d4" style:font-name-asian="NSimSun" style:font-size-asian="18pt" style:font-weight-asian="bold" style:font-name-complex="Arial" style:font-size-complex="18pt" style:font-weight-complex="bold"/>
    </style:style>
    <style:style style:name="T22" style:family="text">
      <style:text-properties style:use-window-font-color="true" style:font-name="Liberation Serif" fo:font-size="18pt" fo:font-weight="bold" officeooo:rsid="001d0873" style:font-name-asian="NSimSun" style:font-size-asian="18pt" style:font-weight-asian="bold" style:font-name-complex="Arial" style:font-size-complex="18pt" style:font-weight-complex="bold"/>
    </style:style>
    <style:style style:name="T23" style:family="text">
      <style:text-properties style:use-window-font-color="true" style:font-name="Liberation Serif" fo:font-size="18pt" fo:font-weight="bold" officeooo:rsid="002ba764" style:font-name-asian="NSimSun" style:font-size-asian="18pt" style:font-weight-asian="bold" style:font-name-complex="Arial" style:font-size-complex="18pt" style:font-weight-complex="bold"/>
    </style:style>
    <style:style style:name="T24" style:family="text">
      <style:text-properties style:use-window-font-color="true" officeooo:rsid="0001fef5"/>
    </style:style>
    <style:style style:name="T25" style:family="text">
      <style:text-properties style:use-window-font-color="true" officeooo:rsid="000b930c"/>
    </style:style>
    <style:style style:name="T26" style:family="text">
      <style:text-properties officeooo:rsid="00042bf9"/>
    </style:style>
    <style:style style:name="T27" style:family="text">
      <style:text-properties officeooo:rsid="0005d0a4"/>
    </style:style>
    <style:style style:name="T28" style:family="text">
      <style:text-properties officeooo:rsid="0009f561"/>
    </style:style>
    <style:style style:name="T29" style:family="text">
      <style:text-properties officeooo:rsid="000b930c"/>
    </style:style>
    <style:style style:name="T30" style:family="text">
      <style:text-properties officeooo:rsid="000cc1a9"/>
    </style:style>
    <style:style style:name="T31" style:family="text">
      <style:text-properties fo:font-variant="normal" fo:text-transform="none" fo:color="#000000" style:font-name="Whitney" fo:font-size="12pt" fo:letter-spacing="normal" fo:font-style="normal" fo:font-weight="normal"/>
    </style:style>
    <style:style style:name="T32" style:family="text">
      <style:text-properties fo:font-variant="normal" fo:text-transform="none" fo:color="#000000" style:font-name="Whitney" fo:font-size="12pt" fo:letter-spacing="normal" fo:font-style="normal" fo:font-weight="normal" style:font-name-asian="NSimSun" style:font-size-asian="18pt" style:font-weight-asian="bold" style:font-name-complex="Arial" style:font-size-complex="18pt" style:font-weight-complex="bold"/>
    </style:style>
    <style:style style:name="T33" style:family="text">
      <style:text-properties fo:font-variant="normal" fo:text-transform="none" fo:color="#000000" style:font-name="Liberation Serif" fo:font-size="12pt" fo:letter-spacing="normal" fo:font-style="normal" fo:font-weight="normal"/>
    </style:style>
    <style:style style:name="T34" style:family="text">
      <style:text-properties fo:font-variant="normal" fo:text-transform="none" fo:color="#000000" style:font-name="Liberation Serif" fo:font-size="12pt" fo:letter-spacing="normal" fo:font-style="normal" fo:font-weight="normal" loext:padding="0cm" loext:border="none"/>
    </style:style>
    <style:style style:name="T35" style:family="text">
      <style:text-properties fo:font-variant="normal" fo:text-transform="none" fo:color="#000000" style:font-name="Liberation Serif" fo:font-size="12pt" fo:letter-spacing="normal" fo:font-style="normal" fo:font-weight="normal" style:font-name-asian="NSimSun" style:font-size-asian="18pt" style:font-weight-asian="bold" style:font-name-complex="Arial" style:font-size-complex="18pt" style:font-weight-complex="bold"/>
    </style:style>
    <style:style style:name="T36" style:family="text">
      <style:text-properties fo:font-variant="normal" fo:text-transform="none" fo:color="#000000" style:font-name="Liberation Serif" fo:font-size="12pt" fo:letter-spacing="normal" fo:language="fr" fo:country="FR" fo:font-style="normal" fo:font-weight="normal" officeooo:rsid="00007c7c"/>
    </style:style>
    <style:style style:name="T37" style:family="text">
      <style:text-properties fo:font-variant="normal" fo:text-transform="none" fo:color="#000000" style:font-name="Liberation Serif" fo:font-size="12pt" fo:letter-spacing="normal" fo:language="fr" fo:country="FR" fo:font-style="normal" fo:font-weight="normal" officeooo:rsid="002979c3"/>
    </style:style>
    <style:style style:name="T38" style:family="text">
      <style:text-properties fo:font-variant="normal" fo:text-transform="none" fo:color="#000000" style:font-name="Liberation Serif" fo:font-size="12pt" fo:letter-spacing="normal" fo:language="fr" fo:country="FR" fo:font-style="normal" fo:font-weight="normal" officeooo:rsid="00600567"/>
    </style:style>
    <style:style style:name="T39" style:family="text">
      <style:text-properties fo:font-variant="normal" fo:text-transform="none" fo:color="#000000" fo:font-size="12pt" fo:letter-spacing="normal" fo:font-style="normal" fo:font-weight="normal"/>
    </style:style>
    <style:style style:name="T40" style:family="text">
      <style:text-properties fo:font-variant="normal" fo:text-transform="none" fo:color="#000000" fo:font-size="12pt" fo:letter-spacing="normal" fo:font-style="normal" fo:font-weight="normal" officeooo:rsid="0018014b"/>
    </style:style>
    <style:style style:name="T41" style:family="text">
      <style:text-properties fo:font-variant="normal" fo:text-transform="none" fo:color="#000000" fo:font-size="12pt" fo:letter-spacing="normal" fo:language="fr" fo:country="FR" fo:font-style="normal" fo:font-weight="normal" officeooo:rsid="00007c7c"/>
    </style:style>
    <style:style style:name="T42" style:family="text">
      <style:text-properties fo:font-variant="normal" fo:text-transform="none" fo:font-size="12pt" fo:letter-spacing="normal" fo:font-style="normal" fo:font-weight="normal"/>
    </style:style>
    <style:style style:name="T43" style:family="text">
      <style:text-properties fo:font-variant="normal" fo:text-transform="none" fo:font-size="12pt" fo:letter-spacing="normal" fo:font-style="normal" fo:font-weight="normal" officeooo:rsid="00120b44"/>
    </style:style>
    <style:style style:name="T44" style:family="text">
      <style:text-properties fo:font-variant="normal" fo:text-transform="none" fo:font-size="12pt" fo:letter-spacing="normal" fo:font-style="normal" fo:font-weight="normal" officeooo:rsid="0010dbbd"/>
    </style:style>
    <style:style style:name="T45" style:family="text">
      <style:text-properties fo:font-variant="normal" fo:text-transform="none" fo:font-size="12pt" fo:letter-spacing="normal" fo:font-style="normal" fo:font-weight="normal" officeooo:rsid="002ce15d"/>
    </style:style>
    <style:style style:name="T46" style:family="text">
      <style:text-properties officeooo:rsid="00103bc1"/>
    </style:style>
    <style:style style:name="T47" style:family="text">
      <style:text-properties officeooo:rsid="00120b44"/>
    </style:style>
    <style:style style:name="T48" style:family="text">
      <style:text-properties officeooo:rsid="00141d9a"/>
    </style:style>
    <style:style style:name="T49" style:family="text">
      <style:text-properties officeooo:rsid="0018014b"/>
    </style:style>
    <style:style style:name="T50" style:family="text">
      <style:text-properties officeooo:rsid="001984f5"/>
    </style:style>
    <style:style style:name="T51" style:family="text">
      <style:text-properties fo:language="fr" fo:country="FR" officeooo:rsid="001cffce"/>
    </style:style>
    <style:style style:name="T52" style:family="text">
      <style:text-properties fo:language="fr" fo:country="FR" officeooo:rsid="002ba764"/>
    </style:style>
    <style:style style:name="T53" style:family="text">
      <style:text-properties officeooo:rsid="003775d9"/>
    </style:style>
    <style:style style:name="T54" style:family="text">
      <style:text-properties officeooo:rsid="00381d03"/>
    </style:style>
    <style:style style:name="T55" style:family="text">
      <style:text-properties officeooo:rsid="003a1160"/>
    </style:style>
    <style:style style:name="T56" style:family="text">
      <style:text-properties officeooo:rsid="003d08c7"/>
    </style:style>
    <style:style style:name="T57" style:family="text">
      <style:text-properties officeooo:rsid="00401465"/>
    </style:style>
    <style:style style:name="T58" style:family="text">
      <style:text-properties officeooo:rsid="00432b95"/>
    </style:style>
    <style:style style:name="T59" style:family="text">
      <style:text-properties officeooo:rsid="00464efd"/>
    </style:style>
    <style:style style:name="T60" style:family="text">
      <style:text-properties officeooo:rsid="004fa95b"/>
    </style:style>
    <style:style style:name="T61" style:family="text">
      <style:text-properties officeooo:rsid="005aa387"/>
    </style:style>
    <style:style style:name="T62" style:family="text">
      <style:text-properties officeooo:rsid="005ce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entretien</text:p>
      <text:h text:style-name="P44" text:outline-level="1"><text:bookmark-start text:name="__RefHeading___Toc110_2251170917"/>Intro<text:bookmark-end text:name="__RefHeading___Toc110_2251170917"/></text:h>
      <text:p text:style-name="P22">Petit texte afin de mettre à l’aise le correspondant et de lui présenter le <text:span text:style-name="T27">projet</text:span>.</text:p>
      <text:p text:style-name="P23"><text:span text:style-name="T26">On est un groupe d’</text:span>étudiants en Informatique à l’IUT de Saint-Dié-des-Vosges et nous comptons réaliser une petite application mobile afin d’écouter et de visualiser de la musique. Le but est donc de développer une application Android qui affichera des formes 2D et 3D au fur et à mesures que la musique avance et que le timbre augmente, par exemple.</text:p>
      <text:p text:style-name="P24">On a donc réalisé un petit guide d’entretien afin d’avoir une ligne directrice si besoin et de réunir toutes questions qui nous semblaient importantes pour le sujet de notre étude. Je vous préviens de suite, certaines questions peuvent vous semblez quelque peu redondantes. On a choisit, ici, de séparer au maximum les différents aspects des questions pour essayer de cibler le sujet. Par contre libre à vous de développer vos questions et même de divaguer un peu si vous pensez que c’est intéressant. Je doute que nos questions couvrent l’intégralité du sujet.</text:p>
      <text:p text:style-name="P24">Avant de commencer, j’aimerai vous demandez si je <text:span text:style-name="T29">gardais et faire une synthèse de</text:span> l’entretien. Ça m’avancerai beaucoup dans le travail de synthèse qui vient ensuite. Dans tous les cas, le<text:span text:style-name="T29">s informations</text:span> sera transmit uniquement à notre professeur en charge de nous cadrer dans notre projet et mon groupe et moi l’utiliseront dans le seul but de faire une synthèse. Dès que le projet est fini, nous supprimerons le fichier.</text:p>
      <text:p text:style-name="P25"><text:soft-page-break/>Interview écrite numéro 2, <text:span text:style-name="T30">28/09/2019</text:span></text:p>
      <text:p text:style-name="P24">Donc première question :</text:p>
      <text:h text:style-name="P3" text:outline-level="2"><text:bookmark-start text:name="__RefHeading___Toc114_2251170917"/><text:span text:style-name="T17">P</text:span><text:span text:style-name="T25">eux-tu te</text:span><text:span text:style-name="T17"> présentez ?</text:span> <text:bookmark-end text:name="__RefHeading___Toc114_2251170917"/></text:h>
      <text:p text:style-name="P18">(Nom, prénom, age, emploie, <text:span text:style-name="T1">style de </text:span>musique écoutée, …)</text:p>
      <text:p text:style-name="P35">Je m'appelle Alexia, j'ai 19 ans et je suis étudiante en médecine vétérinaire.</text:p>
      <text:p text:style-name="P26"><text:span text:style-name="T44">C</text:span><text:span text:style-name="T42">'est très diversifié, j'écoute beaucoup de rock des années 70-80 (Queen, ACDC, Led Zeppelin, Les Beatles) et du plus récent comme le groupe Ghost mais aussi du rap (surtout espagnole comme Tribade, Pupil.les, Rebecca Lane). J'écoute aussi de la pop surtout américaine (Lana Del Ray, Lady Gaga, Beyonce), des musiques plus traditionnelles comme le fado qui est la musique traditionnelle du Portugal (mon pays d'origine). J'apprécie certains artistes de variété française comme Barbara et Édith Piaf. J'aime beaucoup l'electro-swing (Caravan Palace). J'écoute des musiques d'orchestre parfois puisque que je faisais parti d'un orchestre avant d'intégrer la fac : un compositeur que j'apprécie bcp c'est Jacob de Haan. Et puis j'écoute aussi du classique parfois et j'ai déjà été voir un opéra (Carmina Burana) que j'ai bcp apprécié.</text:span></text:p>
      <text:h text:style-name="P10" text:outline-level="2"><text:bookmark-start text:name="__RefHeading___Toc116_2251170917"/>Écout<text:span text:style-name="T1">es-tu</text:span> souvent de la musique?<text:bookmark-end text:name="__RefHeading___Toc116_2251170917"/></text:h>
      <text:p text:style-name="P19">Oui.</text:p>
      <text:h text:style-name="P7" text:outline-level="2"><text:bookmark-start text:name="__RefHeading___Toc118_2251170917"/><text:span text:style-name="T2">A</text:span> quel fréquence ?<text:bookmark-end text:name="__RefHeading___Toc118_2251170917"/></text:h>
      <text:p text:style-name="P19">Tous les jours, je pense.</text:p>
      <text:h text:style-name="P4" text:outline-level="2"><text:span text:style-name="T4">Pourquoi ?</text:span> </text:h>
      <text:p text:style-name="P27"><text:span text:style-name="T43">P</text:span><text:span text:style-name="T42">arce que j'aime beaucoup découvrir de nouvelles choses déjà, puis je pense que la musique me détend. Je prend souvent les transports en commun aussi alors ça fait passer le temps.</text:span></text:p>
      <text:h text:style-name="Heading_20_2" text:outline-level="2"><text:span text:style-name="T48">E</text:span>coutes-tu la musique que dans les transports ? </text:h>
      <text:p text:style-name="P43">Non, chez moi aussi. Et j'ai tendance à toujours m'occuper de la musique pendant les soirées entre amis, c'est moi qui fait les playlistes en général. Mais je n'écoute pas la musique pendant mes révisions, ça me déconcentre contrairement à certaines personnes.</text:p>
      <text:h text:style-name="Heading_20_2" text:outline-level="2">Depuis combien de temps fais-tu des playlistes ?</text:h>
      <text:p text:style-name="P38">Ça fait 2-3 ans je dirais.</text:p>
      <text:h text:style-name="P9" text:outline-level="2"><text:bookmark-start text:name="__RefHeading___Toc124_22511709171"/><text:soft-page-break/>Aime<text:span text:style-name="T46">s</text:span>-<text:span text:style-name="T46">tu</text:span> cela ?<text:bookmark-end text:name="__RefHeading___Toc124_22511709171"/></text:h>
      <text:p text:style-name="P36">Oui, comme dit plus haut ça me détend et certaine musique peuvent aussi me donner du courage (je sais pas trop comment l'expliquer).</text:p>
      <text:h text:style-name="P45" text:outline-level="2">Du courage pour faire quoi par exemple ? </text:h>
      <text:p text:style-name="P39">Je sais pas trop, face au monde en général . Par exemple le rap espagnol que j'écoute est très engagé et ça fait du bien d'entendre ce genre de chose. </text:p>
      <text:h text:style-name="P45" text:outline-level="2">T'exprimer par exemple ? devant des adultes ? Exprimer t'es émotions ?</text:h>
      <text:p text:style-name="P32"><text:span text:style-name="T39">Non, pas forcément m'exprimer mais juste avoir confiance en moi je dirais. D'autres chansons peuvent être très émouvante comme le fado justement. </text:span><text:span text:style-name="T40">(fado = La musique traditionnelle portugaise )</text:span></text:p>
      <text:h text:style-name="P5" text:outline-level="2"><text:bookmark-start text:name="__RefHeading___Toc120_2251170917"/><text:span text:style-name="T1">Regardes-tu</text:span><text:span text:style-name="T24"> </text:span><text:span text:style-name="T17">de la musi</text:span>que ?<text:bookmark-end text:name="__RefHeading___Toc120_2251170917"/></text:h>
      <text:p text:style-name="P35">Ah non, je pense pas en avoir déjà regardé par moi-même.</text:p>
      <text:h text:style-name="P14" text:outline-level="2">C’est-à-dire ?</text:h>
      <text:p text:style-name="P34"><text:span text:style-name="T32">J'ai du en voir p</text:span><text:span text:style-name="T35">asser quelque part, sur les réseaux sociaux par exemple, mais je m'en rappelle plus bien.</text:span></text:p>
      <text:h text:style-name="P6" text:outline-level="2"><text:bookmark-start text:name="__RefHeading___Toc126_2251170917"/>Quand <text:span text:style-name="T49">tu</text:span> écoute<text:span text:style-name="T49">s</text:span> de la musique sur votre téléphone par exemple, regarde<text:span text:style-name="T50">s</text:span>-<text:span text:style-name="T50">tu</text:span> la vidéo s'il y en a une ?<text:bookmark-end text:name="__RefHeading___Toc126_2251170917"/></text:h>
      <text:p text:style-name="P31"><text:span text:style-name="T51">Oui, sur Youtube. </text:span><text:span text:style-name="T34">Quand un nouveau clip d'un(e) artiste que j'apprécie sort par exemple</text:span></text:p>
      <text:p text:style-name="P47">Mais le plus souvent j'écoute de la musique via Spotify donc sans vidéo</text:p>
      <text:h text:style-name="P6" text:outline-level="2"><text:bookmark-start text:name="__RefHeading___Toc128_2251170917"/>Pourquoi ?<text:bookmark-end text:name="__RefHeading___Toc128_2251170917"/></text:h>
      <text:p text:style-name="P33"><text:span text:style-name="T41">Parce que ça fait partie de la création musicale de l'artiste, c'est intéressant et distrayant à la fois. </text:span><text:span text:style-name="T39">Certains artistes font même des films de leur album comme Janelle Monae il y a pas si longtemps. </text:span></text:p>
      <text:p text:style-name="P30"><text:a xlink:type="simple" xlink:href="https://www.youtube.com/watch?v=jdH2Sy-BlNE&amp;feature=youtu.be&amp;has_verified=1" text:style-name="Internet_20_link" text:visited-style-name="Visited_20_Internet_20_Link">https://www.youtube.com/watch?v=jdH2Sy-BlNE&amp;feature=youtu.be&amp;has_verified=1</text:a><text:span text:style-name="T31"> </text:span></text:p>
      <text:h text:style-name="P5" text:outline-level="2"><text:bookmark-start text:name="__RefHeading___Toc130_2251170917"/>Quel logiciel utilise<text:span text:style-name="T47">s</text:span>-<text:span text:style-name="T47">tu</text:span>, pour écouter de la musique ?<text:bookmark-end text:name="__RefHeading___Toc130_2251170917"/></text:h>
      <text:p text:style-name="P28"><text:span text:style-name="T42">J'ai une application de musique en ligne sur mon téléphone (Spotify)</text:span> .</text:p>
      <text:h text:style-name="P2" text:outline-level="2"><text:bookmark-start text:name="__RefHeading___Toc132_2251170917"/><text:soft-page-break/>Depuis combien de temps ?<text:bookmark-end text:name="__RefHeading___Toc132_2251170917"/></text:h>
      <text:p text:style-name="P35">J'utilise Spotify pour faire mes playlist justement.</text:p>
      <text:h text:style-name="P15" text:outline-level="2"><text:span text:style-name="T4">Comment a</text:span><text:span text:style-name="T9">s</text:span><text:span text:style-name="T4">-</text:span><text:span text:style-name="T9">tu</text:span><text:span text:style-name="T4"> connu ce logiciel ?</text:span></text:h>
      <text:p text:style-name="P40">Je m'en souviens plus trop mais je crois que c'était par les réseaux sociaux (comme Twitter) où les gens en parlait.</text:p>
      <text:p text:style-name="P41">En quoi l’as-tu choisi ?</text:p>
      <text:p text:style-name="Text_20_body">Il y avait 2 applis musiques possibles à l'époque, deezer et Spotify (il y en a peut-être plus aujourd'hui). J'avais déjà essayé deezer mais j'ai finalement préféré Spotify je sais plus vraiment pourquoi, peut-être le graphisme et puis le fait qu'il y a des réductions pour les étudiants</text:p>
      <text:p text:style-name="Text_20_body">Puis cette appli me convient bien parce que même les plus petits artistes peuvent être trouvé dessus</text:p>
      <text:h text:style-name="P5" text:outline-level="2"><text:bookmark-start text:name="__RefHeading___Toc134_2251170917"/><text:span text:style-name="T18">Pense</text:span><text:span text:style-name="T20">s</text:span><text:span text:style-name="T18">-</text:span><text:span text:style-name="T20">tu</text:span><text:span text:style-name="T18"> que </text:span><text:span text:style-name="T21">le</text:span><text:span text:style-name="T18"> logiciel que </text:span><text:span text:style-name="T22">tu</text:span><text:span text:style-name="T18"> utilis</text:span><text:span text:style-name="T22">es</text:span><text:span text:style-name="T18"> peut être améliorer ?</text:span><text:bookmark-end text:name="__RefHeading___Toc134_2251170917"/></text:h>
      <text:p text:style-name="P29"><text:span text:style-name="T42">Je sais pas trop, peut-être, en rajoutant les paroles des chansons par exemple. </text:span><text:span text:style-name="T45">A</text:span><text:span text:style-name="T42">voir accès à des informations sur l'artiste (comme un mini Wikipédia mais que pour les artistes).</text:span></text:p>
      <text:h text:style-name="P45" text:outline-level="2">Les paroles des chansons, tu les verrais en vidéo ou dans un fichier que tu peux ouvrir ? </text:h>
      <text:p text:style-name="P30"><text:span text:style-name="T36">En </text:span><text:span text:style-name="T37">vidéo</text:span><text:span text:style-name="T36"> plutôt </text:span><text:span text:style-name="T38">o</text:span><text:span text:style-name="T33">u alors dans le logiciel lui-même </text:span></text:p>
      <text:h text:style-name="P11" text:outline-level="2"><text:span text:style-name="T3">A</text:span><text:span text:style-name="T13">s</text:span><text:span text:style-name="T3">-</text:span><text:span text:style-name="T14">tu</text:span><text:span text:style-name="T3"> déjà pensé à utiliser un logiciel afin de visualiser </text:span><text:span text:style-name="T15">de</text:span><text:span text:style-name="T3"> la musique ?</text:span></text:h>
      <text:p text:style-name="P20">Non, jamais.</text:p>
      <text:h text:style-name="P8" text:outline-level="2"><text:bookmark-start text:name="__RefHeading___Toc138_2251170917"/>Pourquoi ?<text:bookmark-end text:name="__RefHeading___Toc138_2251170917"/></text:h>
      <text:p text:style-name="P37">Je sais pas, je pense que je savais pas vraiment que ça existé de pouvoir visualiser la musique.</text:p>
      <text:h text:style-name="Heading_20_2" text:outline-level="2">Penses-tu que cela puisse t'intéresser ? </text:h>
      <text:p text:style-name="P38">Peut-être, mais à faible dose : j'irais peut-être voir ça par curiosité pour voir à quoi ça ressemble. </text:p>
      <text:h text:style-name="P3" text:outline-level="2"><text:bookmark-start text:name="__RefHeading___Toc148_2251170917"/>Pourr<text:span text:style-name="T54">ais</text:span>-<text:span text:style-name="T53">tu</text:span>, utiliser un logiciel qui <text:span text:style-name="T1">permet de </text:span>visualise<text:span text:style-name="T1">r</text:span> de la musique ? <text:bookmark-end text:name="__RefHeading___Toc148_2251170917"/></text:h>
      <text:p text:style-name="P35">Je pense que oui.</text:p>
      <text:h text:style-name="Heading_20_2" text:outline-level="2"><text:soft-page-break/>Pourquoi ?</text:h>
      <text:p text:style-name="P43">Ça peut être intéressant à voir mais je pense que je ferai ça surtout par curiosité.</text:p>
      <text:h text:style-name="P5" text:outline-level="2"><text:bookmark-start text:name="__RefHeading___Toc152_2251170917"/>Quels sont les critères important<text:span text:style-name="T1">s</text:span> lorsque <text:span text:style-name="T55">tu</text:span> choisis un logiciel pour écoute<text:span text:style-name="T1">r de la musique ? </text:span><text:bookmark-end text:name="__RefHeading___Toc152_2251170917"/></text:h>
      <text:p text:style-name="P35">Le nombre d'artistes disponibles (même les plus petits sont trouvables), le fait de pouvoir classer sa musique facilement et le prix peut élevé (des réductions par exemple XD).</text:p>
      <text:h text:style-name="P45" text:outline-level="2">Cela serais-t-il dérangeant que tu sois obligé<text:span text:style-name="T58">e</text:span> de télécharger la musique et de la mettre dans un logiciel pour la lire ?</text:h>
      <text:p text:style-name="Text_20_body">Je pense oui, c'est sûr que c'est plus simple quand tout est à porté de main. Et mon téléphone n'a pas forcément <text:span text:style-name="T61">beaucoup</text:span> de mémoire disponible.</text:p>
      <text:h text:style-name="P5" text:outline-level="2"><text:bookmark-start text:name="__RefHeading___Toc175_2251170917"/><text:span text:style-name="T12">Quels sont les critères importants lorsque </text:span><text:span text:style-name="T16">tu</text:span><text:span text:style-name="T12"> choisis un logiciel pour v</text:span><text:span text:style-name="T3">isualise</text:span><text:span text:style-name="T12">r</text:span><text:span text:style-name="T3"> </text:span><text:span text:style-name="T12">de</text:span><text:span text:style-name="T3"> la musique ?</text:span> <text:bookmark-end text:name="__RefHeading___Toc175_2251170917"/></text:h>
      <text:p text:style-name="P16">La qualité de la vidéo j'imagine. Et tout pouvoir trouver facilement, comme pour l'autre question <text:span text:style-name="T59">et aussi la qualité (720p, HD etc)</text:span></text:p>
      <text:h text:style-name="P5" text:outline-level="2"><text:bookmark-start text:name="__RefHeading___Toc154_22511709171"/><text:span text:style-name="T18">Pourquoi utilise</text:span><text:span text:style-name="T23">s</text:span><text:span text:style-name="T18">-</text:span><text:span text:style-name="T23">tu</text:span><text:span text:style-name="T18"> principalement YouTube pour écouter une </text:span><text:span text:style-name="T19">musique</text:span><text:span text:style-name="T18"> ?</text:span> <text:bookmark-end text:name="__RefHeading___Toc154_22511709171"/></text:h>
      <text:p text:style-name="P16">J'utilise pas principalement YouTube pour écouter. J'écoute surtout avec l'appli mobile mais si je suis déjà entrain de faire quelque chose sur mon PC, ça m'arrive d'ouvrir mon compte Spotify sur navigateur pour écouter de la musique en même temps</text:p>
      <text:h text:style-name="P3" text:outline-level="2"><text:bookmark-start text:name="__RefHeading___Toc154_2251170917"/><text:span text:style-name="T4">Pourquoi utilise</text:span><text:span text:style-name="T8">s</text:span><text:span text:style-name="T4">-</text:span><text:span text:style-name="T8">tu</text:span><text:span text:style-name="T4"> principalement YouTube pour </text:span><text:span text:style-name="T5">r</text:span><text:span text:style-name="T4">egardez une </text:span><text:span text:style-name="T6">musique</text:span><text:span text:style-name="T4"> ?</text:span> <text:bookmark-end text:name="__RefHeading___Toc154_2251170917"/></text:h>
      <text:p text:style-name="P42"><text:span text:style-name="T52">Les clips sont pas disponibles sur Spotify et YouTube est la principale plate-forme vidéo. C'est le plus connu mais c'est aussi un peu le seul du marché. Y a bien daylimotion aussi mais tu trouves bien moins de vidéo dessus et j'ai l'impression que c'est moins performant (ça lague plus). </text:span></text:p>
      <text:h text:style-name="P13" text:outline-level="2"><text:bookmark-start text:name="__RefHeading___Toc162_2251170917"/>Lorsque <text:span text:style-name="T56">tu</text:span> regarde<text:span text:style-name="T56">s</text:span> <text:span text:style-name="T1">de </text:span>la musique, à quoi pense<text:span text:style-name="T56">s</text:span>-<text:span text:style-name="T56">tu</text:span> ? ( Aide à réfléchir... ) <text:bookmark-end text:name="__RefHeading___Toc162_2251170917"/></text:h>
      <text:p text:style-name="P16">Euh... Je sais pas trop, ça dépend totalement de ce que j'écoute je pense. C'est souvent lié aux émotions je pense. </text:p>
      <text:h text:style-name="P3" text:outline-level="2"><text:bookmark-start text:name="__RefHeading___Toc164_2251170917"/><text:soft-page-break/><text:span text:style-name="T4">A</text:span><text:span text:style-name="T10">s</text:span><text:span text:style-name="T4">-</text:span><text:span text:style-name="T10">tu</text:span><text:span text:style-name="T4"> des </text:span><text:span text:style-name="T6">recommandations</text:span><text:span text:style-name="T4"> pour une futur application ?</text:span> <text:bookmark-end text:name="__RefHeading___Toc164_2251170917"/></text:h>
      <text:p text:style-name="P16">D'essayer d'être le plus diversifié possible dans les contenus disponibles. Et d'être ordonné, de façon à ce que tout soit trouvable facilement.</text:p>
      <text:h text:style-name="P11" text:outline-level="2">Pense<text:span text:style-name="T57">s</text:span>-<text:span text:style-name="T57">tu</text:span> que j'ai <text:span text:style-name="T28">omis</text:span> un sujet qui <text:span text:style-name="T57">te</text:span> <text:span text:style-name="T28">parais</text:span> important ?</text:h>
      <text:p text:style-name="P17">La synesthésie ? Demander au gens s'ils connaissent le principe de synesthésie qui m'a l'air au centre du fait de vouloir mettre un son en image. </text:p>
      <text:h text:style-name="P45" text:outline-level="2">Es-tu synesthésiques ?</text:h>
      <text:p text:style-name="P21">Je pense que tout le monde fait de la synesthésie d'une certaine manière, que ce soit en associant une couleur à un chiffre ou à une odeur ou une forme à une musique. Mais je pense que je fais pas partie de la tranche de la population qui fait le plus de synesthésie</text:p>
      <text:h text:style-name="P12" text:outline-level="2"><text:span text:style-name="T4">A</text:span><text:span text:style-name="T11">s</text:span><text:span text:style-name="T4">-</text:span><text:span text:style-name="T11">tu</text:span><text:span text:style-name="T4"> des choses à ajouter </text:span><text:span text:style-name="T7">pour finaliser</text:span><text:span text:style-name="T4"> notre entretient ?</text:span></text:h>
      <text:p text:style-name="Text_20_body">Non, je crois qu'on a fait le tour.</text:p>
      <text:h text:style-name="P46" text:outline-level="2">Que penses-tu de ce guide d’entretien ?</text:h>
      <text:p text:style-name="P17">C'était pas mal mais c'est vrai que quelques questions étaient très similaires. </text:p>
      <text:p text:style-name="P17"/>
      <text:h text:style-name="P45" text:outline-level="2">Synthèse :</text:h>
      <text:p text:style-name="Text_20_body"><text:tab/><text:span text:style-name="T60">Alexia est une femme qui étudie en médecine vétérinaire, elle écoute principalement tous les genres selon ces envies. Elle écoute de la musique pratiquement tous les jours, principalement dans les trajets en commun mais aussi chez elle. Elle utilise l’application Spotify, qui est une application sur téléphone mais aussi qui peut être accessible via un navigateur. Elle pourrait visualiser la musique par curiosité, mais aussi changer d’application qui lui permettrais de faire des choses en plus qu’elle fait déjà (comme lire des paroles de chanson). Lorsqu’elle regarde la musique en fonction du genre, elle ressent certaines émotions qui peuvent toutes être différentes. La qualité et la facilité de lecture de la vidéo dans un logiciel et très importa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10-02T19:51:19.102000000</dc:date>
    <meta:editing-duration>PT1H47M</meta:editing-duration>
    <meta:editing-cycles>92</meta:editing-cycles>
    <meta:document-statistic meta:table-count="0" meta:image-count="0" meta:object-count="0" meta:page-count="6" meta:paragraph-count="85" meta:word-count="1586" meta:character-count="9474" meta:non-whitespace-character-count="7949"/>
  </office:meta>
</office:document-meta>
</file>